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style:text-underline-style="none" fo:font-weight="normal" style:font-weight-asian="normal" style:font-weight-complex="normal"/>
    </style:style>
    <style:style style:name="P8" style:family="paragraph" style:parent-style-name="UrbanBody" style:list-style-name="L1"/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9"><text:span text:style-name="T6">do text</text:span></text:p><text:p text:style-name="P9"><text:span text:style-name="T6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5"/>
      <text:p text:style-name="P5"/>
      <text:p text:style-name="P5"/>
      <text:p text:style-name="P5"><draw:frame draw:style-name="fr2" draw:name="Cadre1" text:anchor-type="paragraph" svg:x="7.77cm" svg:y="0.24cm" svg:width="7.631cm" svg:height="2.829cm" draw:z-index="0"><draw:text-box><text:p text:style-name="P3">&lt;%TitreNomPrenom%&gt;<text:line-break/>&lt;%AdresseLigne1%&gt;<text:line-break/>&lt;%AdresseLigne2%&gt;</text:p><text:p text:style-name="P4">RECOMMANDE</text:p><text:p text:style-name="Standard"/><text:p text:style-name="Standard"/><text:p text:style-name="Standard"/><text:p text:style-name="Standard"/><text:p text:style-name="Standard"/><text:p text:style-name="P7"><text:text-input text:description="Riverains">urbanEventObj.RecipientsCadastreCSV()</text:text-input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UrbanBody"/>
      <text:p text:style-name="UrbanBody"/>
      <text:p text:style-name="UrbanTitle">Avis d'urbanisme</text:p>
      <text:p text:style-name="UrbanBody"/>
      <text:p text:style-name="UrbanTitle2">Annexe 26 (article 335) - Art.116 §1er du CWATUPE</text:p>
      <text:p text:style-name="UrbanBody">Avis personnel aux occupants des immeubles situés dans un rayon de 50 m, à partir des limites d'une parcelle, les informant qu'une demande de certificat d'urbanisme n°2 a été introduite</text:p>
      <text:p text:style-name="UrbanBody"/>
      <text:p text:style-name="UrbanBody"><text:span text:style-name="T3"><office:annotation><dc:creator>Gauthier Bastien</dc:creator><dc:date>2011-01-13T14:56:41</dc:date><text:p text:style-name="P9"><text:span text:style-name="T6">do text</text:span></text:p><text:p text:style-name="P9"><text:span text:style-name="T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9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9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>Madame, Monsieur,</text:p>
      <text:p text:style-name="UrbanBody"/>
      <text:p text:style-name="UrbanBody">l'Administration Communale <text:text-input text:description="Nom de la commune préfixée">tool.getCityName(prefixed=True)</text:text-input> 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9"><text:span text:style-name="T6">do text if len(self.getApplicants()) &gt; 1</text:span></text:p></office:annotation>ont introduit une demande de certificat d’urbanisme n°2 ayant trait à un bien sis à <text:text-input text:description="Emplacement des travaux">self.getWorkLocationSignaletic()</text:text-input> et cadastré <text:text-input text:description="Cadastre">self.getPortionOutsText()</text:text-input> <text:span text:style-name="T4">ayant pour objet :</text:span><text:span text:style-name="T5">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9"><text:span text:style-name="T6">do text if not len(self.getApplicants()) &gt; 1</text:span></text:p></office:annotation>a introduit une demande de certificat d’urbanisme n°2 ayant trait à un bien sis à <text:text-input text:description="Emplacement des travaux">self.getWorkLocationSignaletic()</text:text-input> et cadastré <text:text-input text:description="Cadastre">self.getPortionOutsText()</text:text-input> <text:span text:style-name="T4">ayant pour objet :</text:span><text:span text:style-name="T5">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9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 du C.W.A.T.U.P.E.:</text:p>
      <text:p text:style-name="UrbanBody"><office:annotation><dc:creator>Stéphan Geulette</dc:creator><dc:date>2011-04-11T16:21:24</dc:date><text:p text:style-name="P9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 du C.W.A.T.U.P.E.:</text:p>
      <text:p text:style-name="UrbanBody"/>
      <text:section text:style-name="Sect1" text:name="Section2">
        <text:list xml:id="list157282665" text:style-name="L1">
          <text:list-item>
            <text:p text:style-name="P8"><office:annotation><dc:creator>Stéphan Geulette</dc:creator><dc:date>2011-04-11T21:05:37</dc:date><text:p text:style-name="P9"><text:span text:style-name="T7">do section- for article in self.getInvestigationArticles()</text:span></text:p></office:annotation><text:span text:style-name="T4"> </text:span><text:span text:style-name="T4"><office:annotation><dc:creator>Stéphan Geulette</dc:creator><dc:date>2011-04-11T13:26:13</dc:date><text:p text:style-name="P9"><text:span text:style-name="T6">do text</text:span></text:p><text:p text:style-name="P9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urbanEventObj.getLinkedInquiry().getInvestigationStart())</text:text-input> au <text:text-input text:description="Date fin enquête">tool.formatDate(urbanEventObj.getLinkedInquiry().getInvestigationEnd())</text:text-input> inclus.</text:p>
      <text:p text:style-name="UrbanBody"/>
      <text:p text:style-name="UrbanBody"><text:span text:style-name="T4"><office:annotation><dc:creator>Gauthier Bastien</dc:creator><dc:date>2011-02-25T11:04:01</dc:date><text:p text:style-name="P9"><text:span text:style-name="T6">do text if urbanEventObj.getClaimsDate()</text:span></text:p></office:annotation></text:span><text:span text:style-name="T4">Les réclamations et observations orales peuvent être formulées le </text:span><text:soft-page-break/><text:span text:style-name="T4"><text:text-input text:description="Date de la séance de réclamations">tool.formatDate(urbanEventObj.getClaimsDate())</text:text-input></text:span><text:span text:style-name="T4"> de 10h00 à 12h00 à l’Administration Communale. <text:line-break/><text:line-break/></text:span><text:span text:style-name="T4"><office:annotation><dc:creator>Gauthier Bastien</dc:creator><dc:date>2011-02-25T11:04:01</dc:date><text:p text:style-name="P9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 de 10 à 12 h à l’Administration Communale. <text:line-break/><text:line-break/><text:span text:style-name="T4">Le dossier peut être consulté à l’administration Communale pendant les heures d'ouverture du service. </text:span></text:p>
      <text:p text:style-name="UrbanBody"/>
      <text:p text:style-name="UrbanBody">Demeurant à votre disposition, nous vous prions d'agréer, Madame, Monsieur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9"><text:span text:style-name="T6">do text</text:span></text:p><text:p text:style-name="P9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creation-date>2009-07-27T10:37:25</meta:creation-date>
    <dc:date>2012-02-15T10:53:59</dc:date>
    <dc:language>fr-FR</dc:language>
    <meta:editing-cycles>92</meta:editing-cycles>
    <meta:editing-duration>P1DT20H27M52S</meta:editing-duration>
    <dc:creator>sde </dc:creator>
    <meta:document-statistic meta:table-count="0" meta:image-count="0" meta:object-count="0" meta:page-count="2" meta:paragraph-count="27" meta:word-count="292" meta:character-count="2558" meta:non-whitespace-character-count="2299"/>
    <meta:user-defined meta:name="Info 1"/>
    <meta:user-defined meta:name="Info 2"/>
    <meta:user-defined meta:name="Info 3"/>
    <meta:user-defined meta:name="Info 4"/>
  </office:meta>
</office:document-meta>
</file>